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margin-left="0.3937in" fo:margin-right="0.3937in" fo:text-indent="0in" style:auto-text-indent="false"/>
    </style:style>
    <style:style style:name="P2" style:family="paragraph" style:parent-style-name="Preformatted_20_Text">
      <style:paragraph-properties fo:margin-left="0.3937in" fo:margin-right="0.3937in" fo:text-indent="0in" style:auto-text-indent="false"/>
      <style:text-properties fo:color="#000000" fo:font-size="9pt" style:font-size-asian="9pt" style:font-size-complex="9pt"/>
    </style:style>
    <style:style style:name="P3" style:family="paragraph" style:parent-style-name="Preformatted_20_Text">
      <style:paragraph-properties fo:margin-left="0.3937in" fo:margin-right="0.3937in" fo:text-indent="0in" style:auto-text-indent="false"/>
      <style:text-properties fo:font-size="9pt" style:font-size-asian="9pt" style:font-size-complex="9pt"/>
    </style:style>
    <style:style style:name="P4" style:family="paragraph" style:parent-style-name="Preformatted_20_Text">
      <style:paragraph-properties fo:margin-left="0.3937in" fo:margin-right="0.3937in" fo:margin-top="0in" fo:margin-bottom="0.1965in" style:contextual-spacing="false" fo:text-indent="0in" style:auto-text-indent="false"/>
    </style:style>
    <style:style style:name="P5" style:family="paragraph" style:parent-style-name="Preformatted_20_Text">
      <style:paragraph-properties fo:margin-left="0.3937in" fo:margin-right="0.3937in" fo:margin-top="0in" fo:margin-bottom="0.1965in" style:contextual-spacing="false" fo:text-indent="0in" style:auto-text-indent="false"/>
      <style:text-properties fo:color="#000000" fo:font-size="9pt" style:font-size-asian="9pt" style:font-size-complex="9pt"/>
    </style:style>
    <style:style style:name="P6" style:family="paragraph" style:parent-style-name="Preformatted_20_Text">
      <style:paragraph-properties fo:margin-left="0.3937in" fo:margin-right="0.3937in" fo:margin-top="0in" fo:margin-bottom="0.1965in" style:contextual-spacing="false" fo:text-indent="0in" style:auto-text-indent="false"/>
      <style:text-properties fo:font-size="9pt" style:font-size-asian="9pt" style:font-size-complex="9pt"/>
    </style:style>
    <style:style style:name="P7" style:family="paragraph" style:parent-style-name="Standard">
      <style:text-properties fo:font-size="9pt" style:font-size-asian="9pt" style:font-size-complex="9pt"/>
    </style:style>
    <style:style style:name="P8" style:family="paragraph" style:parent-style-name="Standard">
      <style:text-properties fo:font-size="9pt" officeooo:rsid="001b4e2a" style:font-size-asian="9pt" style:font-size-complex="9pt"/>
    </style:style>
    <style:style style:name="P9" style:family="paragraph" style:parent-style-name="Standard">
      <style:text-properties fo:font-size="9pt" officeooo:rsid="001b8d67" officeooo:paragraph-rsid="001b8d67" style:font-size-asian="9pt" style:font-size-complex="9pt"/>
    </style:style>
    <style:style style:name="P10" style:family="paragraph" style:parent-style-name="Standard">
      <style:text-properties fo:font-size="9pt" officeooo:rsid="001bb900" officeooo:paragraph-rsid="001bb900" style:font-size-asian="9pt" style:font-size-complex="9pt"/>
    </style:style>
    <style:style style:name="P11" style:family="paragraph" style:parent-style-name="Standard">
      <style:text-properties fo:font-size="9pt" officeooo:rsid="001c938b" officeooo:paragraph-rsid="001c938b" style:font-size-asian="9pt" style:font-size-complex="9pt"/>
    </style:style>
    <style:style style:name="P12" style:family="paragraph" style:parent-style-name="Standard">
      <style:text-properties fo:font-size="9pt" officeooo:rsid="001ddc1c" officeooo:paragraph-rsid="001ddc1c" style:font-size-asian="9pt" style:font-size-complex="9pt"/>
    </style:style>
    <style:style style:name="P13" style:family="paragraph" style:parent-style-name="Standard">
      <style:text-properties fo:font-size="9pt" officeooo:rsid="001f9d27" officeooo:paragraph-rsid="001f9d27" style:font-size-asian="9pt" style:font-size-complex="9pt"/>
    </style:style>
    <style:style style:name="P14" style:family="paragraph" style:parent-style-name="Standard">
      <style:text-properties fo:font-size="9pt" officeooo:rsid="001ffd1b" officeooo:paragraph-rsid="001ffd1b" style:font-size-asian="9pt" style:font-size-complex="9pt"/>
    </style:style>
    <style:style style:name="P15" style:family="paragraph" style:parent-style-name="Standard">
      <style:text-properties fo:font-size="9pt" officeooo:rsid="0020b7a8" officeooo:paragraph-rsid="0020b7a8" style:font-size-asian="9pt" style:font-size-complex="9pt"/>
    </style:style>
    <style:style style:name="P16" style:family="paragraph" style:parent-style-name="Standard">
      <style:text-properties fo:font-size="9pt" officeooo:rsid="00223a23" officeooo:paragraph-rsid="00223a23" style:font-size-asian="9pt" style:font-size-complex="9pt"/>
    </style:style>
    <style:style style:name="P17" style:family="paragraph" style:parent-style-name="Standard">
      <style:text-properties fo:font-size="9pt" officeooo:rsid="0023b0ba" officeooo:paragraph-rsid="0023b0ba" style:font-size-asian="9pt" style:font-size-complex="9pt"/>
    </style:style>
    <style:style style:name="P18" style:family="paragraph" style:parent-style-name="Standard">
      <style:text-properties fo:font-size="9pt" officeooo:paragraph-rsid="0023b0ba" style:font-size-asian="9pt" style:font-size-complex="9pt"/>
    </style:style>
    <style:style style:name="P19" style:family="paragraph" style:parent-style-name="Standard">
      <style:text-properties fo:font-size="9pt" officeooo:rsid="00272b6b" officeooo:paragraph-rsid="00272b6b" style:font-size-asian="9pt" style:font-size-complex="9pt"/>
    </style:style>
    <style:style style:name="P20" style:family="paragraph" style:parent-style-name="Standard">
      <style:text-properties fo:font-size="9pt" officeooo:rsid="00283970" officeooo:paragraph-rsid="00283970" style:font-size-asian="9pt" style:font-size-complex="9pt"/>
    </style:style>
    <style:style style:name="P21" style:family="paragraph" style:parent-style-name="Standard">
      <style:text-properties fo:font-size="9pt" officeooo:paragraph-rsid="00283970" style:font-size-asian="9pt" style:font-size-complex="9pt"/>
    </style:style>
    <style:style style:name="P22" style:family="paragraph" style:parent-style-name="Standard">
      <style:text-properties fo:font-size="9pt" officeooo:rsid="00294e3d" officeooo:paragraph-rsid="00283970" style:font-size-asian="9pt" style:font-size-complex="9pt"/>
    </style:style>
    <style:style style:name="P23" style:family="paragraph" style:parent-style-name="Standard">
      <style:text-properties fo:font-size="9pt" officeooo:rsid="002a89f7" officeooo:paragraph-rsid="00283970" style:font-size-asian="9pt" style:font-size-complex="9pt"/>
    </style:style>
    <style:style style:name="P24" style:family="paragraph" style:parent-style-name="Preformatted_20_Text">
      <style:text-properties fo:color="#000000" fo:font-size="9pt" officeooo:rsid="001b8d67" officeooo:paragraph-rsid="001b8d67" style:font-size-asian="9pt" style:font-size-complex="9pt"/>
    </style:style>
    <style:style style:name="P25" style:family="paragraph" style:parent-style-name="Preformatted_20_Text">
      <style:text-properties fo:color="#000000" fo:font-size="9pt" officeooo:rsid="001c938b" officeooo:paragraph-rsid="001c938b" style:font-size-asian="9pt" style:font-size-complex="9pt"/>
    </style:style>
    <style:style style:name="P26" style:family="paragraph" style:parent-style-name="Preformatted_20_Text">
      <style:text-properties fo:color="#000000" fo:font-size="9pt" officeooo:rsid="001f9d27" officeooo:paragraph-rsid="001f9d27" style:font-size-asian="9pt" style:font-size-complex="9pt"/>
    </style:style>
    <style:style style:name="P27" style:family="paragraph" style:parent-style-name="Preformatted_20_Text">
      <style:text-properties fo:color="#000000" fo:font-size="9pt" officeooo:rsid="0020b7a8" officeooo:paragraph-rsid="0020b7a8" style:font-size-asian="9pt" style:font-size-complex="9pt"/>
    </style:style>
    <style:style style:name="P28" style:family="paragraph" style:parent-style-name="Preformatted_20_Text">
      <style:text-properties fo:color="#000000" fo:font-size="9pt" officeooo:rsid="0023b0ba" officeooo:paragraph-rsid="0023b0ba" style:font-size-asian="9pt" style:font-size-complex="9pt"/>
    </style:style>
    <style:style style:name="P29" style:family="paragraph" style:parent-style-name="Preformatted_20_Text">
      <style:text-properties fo:color="#000000" fo:font-size="9pt" officeooo:rsid="00272b6b" officeooo:paragraph-rsid="00272b6b" style:font-size-asian="9pt" style:font-size-complex="9pt"/>
    </style:style>
    <style:style style:name="P30" style:family="paragraph" style:parent-style-name="Preformatted_20_Text">
      <style:text-properties fo:color="#000000" fo:font-size="9pt" officeooo:rsid="002a89f7" officeooo:paragraph-rsid="00283970" style:font-size-asian="9pt" style:font-size-complex="9pt"/>
    </style:style>
    <style:style style:name="P31" style:family="paragraph" style:parent-style-name="Preformatted_20_Text">
      <style:text-properties fo:font-size="9pt" style:font-size-asian="9pt" style:font-size-complex="9pt"/>
    </style:style>
    <style:style style:name="P32" style:family="paragraph" style:parent-style-name="Preformatted_20_Text">
      <style:text-properties fo:font-size="9pt" officeooo:rsid="001b4e2a" style:font-size-asian="9pt" style:font-size-complex="9pt"/>
    </style:style>
    <style:style style:name="P33" style:family="paragraph" style:parent-style-name="Preformatted_20_Text">
      <style:text-properties fo:font-size="9pt" officeooo:rsid="001bb900" officeooo:paragraph-rsid="001bb900" style:font-size-asian="9pt" style:font-size-complex="9pt"/>
    </style:style>
    <style:style style:name="P34" style:family="paragraph" style:parent-style-name="Preformatted_20_Text">
      <style:text-properties fo:font-size="9pt" officeooo:rsid="001ddc1c" officeooo:paragraph-rsid="001ddc1c" style:font-size-asian="9pt" style:font-size-complex="9pt"/>
    </style:style>
    <style:style style:name="P35" style:family="paragraph" style:parent-style-name="Preformatted_20_Text">
      <style:text-properties fo:font-size="9pt" officeooo:rsid="001ffd1b" officeooo:paragraph-rsid="001ffd1b" style:font-size-asian="9pt" style:font-size-complex="9pt"/>
    </style:style>
    <style:style style:name="P36" style:family="paragraph" style:parent-style-name="Preformatted_20_Text">
      <style:text-properties fo:font-size="9pt" officeooo:rsid="00223a23" officeooo:paragraph-rsid="00223a23" style:font-size-asian="9pt" style:font-size-complex="9pt"/>
    </style:style>
    <style:style style:name="P37" style:family="paragraph" style:parent-style-name="Preformatted_20_Text">
      <style:text-properties fo:font-size="9pt" officeooo:rsid="0023b0ba" officeooo:paragraph-rsid="0023b0ba" style:font-size-asian="9pt" style:font-size-complex="9pt"/>
    </style:style>
    <style:style style:name="P38" style:family="paragraph" style:parent-style-name="Preformatted_20_Text">
      <style:text-properties fo:font-size="9pt" officeooo:rsid="00283970" officeooo:paragraph-rsid="00283970" style:font-size-asian="9pt" style:font-size-complex="9pt"/>
    </style:style>
    <style:style style:name="P39" style:family="paragraph" style:parent-style-name="Preformatted_20_Text">
      <style:text-properties fo:font-size="9pt" officeooo:rsid="00294e3d" officeooo:paragraph-rsid="00283970" style:font-size-asian="9pt" style:font-size-complex="9pt"/>
    </style:style>
    <style:style style:name="P40" style:family="paragraph" style:parent-style-name="Preformatted_20_Text">
      <style:paragraph-properties fo:margin-top="0in" fo:margin-bottom="0.1965in" style:contextual-spacing="false" style:border-line-width-bottom="0in 0.0102in 0.0102in" fo:padding="0.0291in" fo:border-left="none" fo:border-right="none" fo:border-top="none" fo:border-bottom="1.5pt double #000000" style:join-border="false"/>
      <style:text-properties fo:font-size="9pt" style:font-size-asian="9pt" style:font-size-complex="9pt"/>
    </style:style>
    <style:style style:name="P41" style:family="paragraph" style:parent-style-name="Preformatted_20_Text">
      <style:paragraph-properties fo:margin-top="0in" fo:margin-bottom="0.1965in" style:contextual-spacing="false"/>
      <style:text-properties fo:font-size="9pt" style:font-size-asian="9pt" style:font-size-complex="9pt"/>
    </style:style>
    <style:style style:name="P42" style:family="paragraph" style:parent-style-name="Preformatted_20_Text">
      <style:paragraph-properties fo:margin-left="0.7874in" fo:margin-right="0.7874in" fo:margin-top="0in" fo:margin-bottom="0.1965in" style:contextual-spacing="false" fo:text-indent="0in" style:auto-text-indent="false"/>
      <style:text-properties fo:color="#000000" fo:font-size="9pt" style:font-size-asian="9pt" style:font-size-complex="9pt"/>
    </style:style>
    <style:style style:name="P43" style:family="paragraph" style:parent-style-name="Preformatted_20_Text">
      <style:paragraph-properties fo:margin-left="0.7874in" fo:margin-right="0.7874in" fo:text-indent="0in" style:auto-text-indent="false"/>
      <style:text-properties fo:color="#000000" fo:font-size="9pt" style:font-size-asian="9pt" style:font-size-complex="9pt"/>
    </style:style>
    <style:style style:name="P44" style:family="paragraph" style:parent-style-name="Preformatted_20_Text">
      <style:paragraph-properties fo:margin-left="0.7874in" fo:margin-right="0.7874in" fo:text-indent="0in" style:auto-text-indent="false"/>
      <style:text-properties fo:font-size="9pt" style:font-size-asian="9pt" style:font-size-complex="9pt"/>
    </style:style>
    <style:style style:name="P45" style:family="paragraph" style:parent-style-name="Preformatted_20_Text">
      <style:paragraph-properties fo:margin-left="1.1811in" fo:margin-right="1.1811in" fo:text-indent="0in" style:auto-text-indent="false"/>
      <style:text-properties fo:color="#000000" fo:font-size="9pt" style:font-size-asian="9pt" style:font-size-complex="9pt"/>
    </style:style>
    <style:style style:name="P46" style:family="paragraph" style:parent-style-name="Preformatted_20_Text">
      <style:paragraph-properties fo:margin-left="1.1811in" fo:margin-right="1.1811in" fo:margin-top="0in" fo:margin-bottom="0.1965in" style:contextual-spacing="false" fo:text-indent="0in" style:auto-text-indent="false"/>
      <style:text-properties fo:color="#000000" fo:font-size="9pt" style:font-size-asian="9pt" style:font-size-complex="9pt"/>
    </style:style>
    <style:style style:name="T1" style:family="text">
      <style:text-properties officeooo:rsid="001b4e2a"/>
    </style:style>
    <style:style style:name="T2" style:family="text">
      <style:text-properties fo:font-weight="bold"/>
    </style:style>
    <style:style style:name="T3" style:family="text">
      <style:text-properties fo:color="#000000" fo:font-size="9pt" style:font-size-asian="9pt" style:font-size-complex="9pt"/>
    </style:style>
    <style:style style:name="T4" style:family="text">
      <style:text-properties officeooo:rsid="0023b0ba"/>
    </style:style>
    <style:style style:name="T5" style:family="text">
      <style:text-properties officeooo:rsid="00267ad7"/>
    </style:style>
    <style:style style:name="T6" style:family="text">
      <style:text-properties officeooo:rsid="00283970"/>
    </style:style>
    <style:style style:name="T7" style:family="text">
      <style:text-properties officeooo:rsid="00294e3d"/>
    </style:style>
    <style:style style:name="T8" style:family="text">
      <style:text-properties officeooo:rsid="002a89f7"/>
    </style:style>
    <style:style style:name="T9"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line-break/><text:span text:style-name="T1">David Maus, 16.9.2012</text:span></text:p>
      <text:p text:style-name="P8"/>
      <text:p text:style-name="P32">I don't like the Results/Options/Params structure. Options and Params</text:p>
      <text:p text:style-name="P31">are the search configuration (how to search) and distinguished from</text:p>
      <text:p text:style-name="P31">the search query (what to search); a search/retrieve operation returns</text:p>
      <text:p text:style-name="P31">a collection of records; and there is an entity that manages these</text:p>
      <text:p text:style-name="P31">components (`RecordProvider'). A controller selects a RecordProvider,</text:p>
      <text:p text:style-name="P31">calls the search function with a search configuration, and gets a</text:p>
      <text:p text:style-name="P31">collection of records. Currently all this is mixed up: Parts of the</text:p>
      <text:p text:style-name="P31">search configuration are in Options, parts are in Params; Results is a</text:p>
      <text:p text:style-name="P31">record provider (e.g. getRecord()) <text:span text:style-name="T2">*and*</text:span> the record collection:</text:p>
      <text:p text:style-name="P31">observe the EmptySet\Results.</text:p>
      <text:p text:style-name="P31"/>
      <text:p text:style-name="P31">Why is there an specific representation of an empty set? An empty set</text:p>
      <text:p text:style-name="P31">is just a set ... that is empty, not? The reason why there <text:span text:style-name="T2">*is*</text:span> a</text:p>
      <text:p text:style-name="P31">EmptySet\Results is that Results is both: An empty collection <text:span text:style-name="T2">*and*</text:span> a</text:p>
      <text:p text:style-name="P31">record provider.</text:p>
      <text:p text:style-name="P31"/>
      <text:p text:style-name="P31">Some thoughts about the functions of a record provider and</text:p>
      <text:p text:style-name="P31">representation of a search/retrieve result set. I'm confident that the</text:p>
      <text:p text:style-name="P31">question of the representation of search configuration can be answered</text:p>
      <text:p text:style-name="P31">easily once we sorted out record provider and search/retrieve result</text:p>
      <text:p text:style-name="P31">set.</text:p>
      <text:p text:style-name="P31"/>
      <text:p text:style-name="P31">class RecordCollection</text:p>
      <text:p text:style-name="P31"/>
      <text:p text:style-name="P31">Provides access to search/retrieve metadata (query time), facets</text:p>
      <text:p text:style-name="P31">etc. A collection of 0..n records. Might implement ArrayInterface.</text:p>
      <text:p text:style-name="P31"/>
      <text:p text:style-name="P31">abstract class Record</text:p>
      <text:p text:style-name="P31"/>
      <text:p text:style-name="P31">Base class of all records. A record is the internal representation of</text:p>
      <text:p text:style-name="P31">a single SOLR, WorldCat, SRU, or Summon document. Note that a</text:p>
      <text:p text:style-name="P31">particular Record is not necessarily a bibliographic record.</text:p>
      <text:p text:style-name="P31"/>
      <text:p text:style-name="P31">Take for example the Author search of current VF: It displays</text:p>
      <text:p text:style-name="P31">information about the person pulled from Wikipedia and the search</text:p>
      <text:p text:style-name="P31">result of search for the person with search handler `Author'. Now</text:p>
      <text:p text:style-name="P31">imagine that you don't pull the person information from Wikipedia but</text:p>
      <text:p text:style-name="P31">maintain a search index for a collection of information about persons</text:p>
      <text:p text:style-name="P31">-- an authority file of your organization or maybe the authority file</text:p>
      <text:p text:style-name="P31">of your national library. A user performs a <text:span text:style-name="T2">*person-centric*</text:span> search on</text:p>
      <text:p text:style-name="P31">your collections, vs. a <text:span text:style-name="T2">*wemi-centric*</text:span> (Work Expression Manifestation</text:p>
      <text:p text:style-name="P31">Item; books etc.) <text:s/>search. Philosophically: The person is the</text:p>
      <text:p text:style-name="P31">essential, the wemi the accident. While in the wemi-centric search the</text:p>
      <text:p text:style-name="P31">wemi is the essential and the person is the accident.</text:p>
      <text:p text:style-name="P31"/>
      <text:p text:style-name="P31">Or spoken in Semantic Web terminology: The person is the subject,</text:p>
      <text:p text:style-name="P31">author/creator-ship is the predicate, the wemi is the object; vs. wemi</text:p>
      <text:p text:style-name="P31">is the subject, author/creator-ship the predicate, person the object.</text:p>
      <text:p text:style-name="P31"/>
      <text:p text:style-name="P31">In this scenario (which is a short description of my current project's</text:p>
      <text:p text:style-name="P31">goal: integrated access to our information w/ Semantic Web technology)</text:p>
      <text:p text:style-name="P31">a Record can either be a BibliographicRecord or a PersonRecord. I</text:p>
      <text:p text:style-name="P31">expect the abstract base class to contain meta-information about the</text:p>
      <text:p text:style-name="P31">record wrt the VF application.</text:p>
      <text:p text:style-name="P31"/>
      <text:p text:style-name="P31">Even if you keep thinking about a Record as a bibliographic record the</text:p>
      <text:p text:style-name="P31">task at hand is essentially the same. A Record is the internal</text:p>
      <text:p text:style-name="P31">representation of a piece of information that VF displays to the end</text:p>
      <text:p text:style-name="P31">user. This internal representation is created from a document in a</text:p>
      <text:p text:style-name="P31"><text:soft-page-break/>native, search backend specific record (SOLR, WorldCat etc.). If we</text:p>
      <text:p text:style-name="P31">employ the most powerful technique in software design (wishful</text:p>
      <text:p text:style-name="P31">thinking) then we imagine a function f() that transform the native,</text:p>
      <text:p text:style-name="P31">backend specific record into our beloved internal representation.</text:p>
      <text:p text:style-name="P31"/>
      <text:p text:style-name="P31"><text:s text:c="2"/>f(BACKEND) =&gt; VUFIND</text:p>
      <text:p text:style-name="P31"/>
      <text:p text:style-name="P31">Of course this magic already happens but with a lot of back-and-forth</text:p>
      <text:p text:style-name="P31">and hoops to jump through. Observe that Results/Params/Options still</text:p>
      <text:p text:style-name="P31">splits across the search backend type.</text:p>
      <text:p text:style-name="P31"/>
      <text:p text:style-name="P31">While working on the SOLR Connector I got quite a clear picture of the</text:p>
      <text:p text:style-name="P31">reverse operation: What the QueryBuilder does is f'(VUFIND) =&gt; BACKEND</text:p>
      <text:p text:style-name="P31">wrt the representation of a search operation. There are <text:span text:style-name="T2">*concepts*</text:span></text:p>
      <text:p text:style-name="P31">that belong to the domain of VF: search string and search handler. And</text:p>
      <text:p text:style-name="P31">these concepts need to be translated to the concepts of the search</text:p>
      <text:p text:style-name="P31">backend: query string and fields to search in.</text:p>
      <text:p text:style-name="P31"/>
      <text:p text:style-name="P31">What does f() have to do? f() returns a RecordCollection based on a</text:p>
      <text:p text:style-name="P31">search result document of a specific search backend.</text:p>
      <text:p text:style-name="P31"/>
      <text:p text:style-name="P31"><text:s text:c="2"/>f(RESULT) =&gt; RecordCollection</text:p>
      <text:p text:style-name="P31"/>
      <text:p text:style-name="P31">The native representation of RESULT varies across the search backend</text:p>
      <text:p text:style-name="P31">type, it is tied to specified search backend.</text:p>
      <text:p text:style-name="P31"/>
      <text:p text:style-name="P31">If the search result document contains 0..n records in their native</text:p>
      <text:p text:style-name="P31">representation and the RecordCollection contains 0..n Records we</text:p>
      <text:p text:style-name="P31">obviously need a function g() that transforms a single record from the</text:p>
      <text:p text:style-name="P31">native to the internal representation.</text:p>
      <text:p text:style-name="P31"/>
      <text:p text:style-name="P31"><text:s text:c="2"/>g(NATIVE_RECORD) =&gt; VUFIND_RECORD</text:p>
      <text:p text:style-name="P31"/>
      <text:p text:style-name="P31">This is one thing the RecordDriver's currently do. They wrap around</text:p>
      <text:p text:style-name="P31">the native, search backend specific record and provide unified access</text:p>
      <text:p text:style-name="P31">to record properties.</text:p>
      <text:p text:style-name="P31"/>
      <text:p text:style-name="P31">"But", I hear you ask, "what about holding information and other ILS</text:p>
      <text:p text:style-name="P31">related stuff?". True: A Record in VuFind is not <text:span text:style-name="T2">*just*</text:span> a</text:p>
      <text:p text:style-name="P31">representation of a native, search backend specific record. It is a</text:p>
      <text:p text:style-name="P31">composition of a internal representation of a native, search backed</text:p>
      <text:p text:style-name="P31">specific record and an internal representation of the very same record</text:p>
      <text:p text:style-name="P31">in the ILS. This does not mean that we have to actually model ILS</text:p>
      <text:p text:style-name="P31">record as class. It might be worth doing so but we can as well just</text:p>
      <text:p text:style-name="P31">keep pulling the information from a ILS connector. My guts tell me</text:p>
      <text:p text:style-name="P31">that using a class to model the ILS record will pay of really fast.</text:p>
      <text:p text:style-name="P31"/>
      <text:p text:style-name="P31">Turns out that VUFIND_RECORD, in thruth, is an Adapter. And Record is</text:p>
      <text:p text:style-name="P31">a composition of adapters; phylosophically spoken it is Identity of</text:p>
      <text:p text:style-name="P31">Difference (cf. Hegel). How do we keep the Identity across time?</text:p>
      <text:p text:style-name="P31"/>
      <text:p text:style-name="P31">The identifier of The Record needs to contain all information</text:p>
      <text:p text:style-name="P31">necessary to retrieve the VUFIND_RECORD from the search backend.</text:p>
      <text:p text:style-name="P31"/>
      <text:p text:style-name="P31"><text:s text:c="2"/>I_SB := [BACKEND, CONNECTOR, ID]</text:p>
      <text:p text:style-name="P31"/>
      <text:p text:style-name="P31"><text:s text:c="2"/>solr.biblio.foo</text:p>
      <text:p text:style-name="P31"/>
      <text:p text:style-name="P31">In order to retrieve the VUFIND_RECORD of a Record you need to use the</text:p>
      <text:p text:style-name="P31">SOLR search-backend with the Connector called `biblio' and retrieve</text:p>
      <text:p text:style-name="P31">the SOLR document with id `foo'.</text:p>
      <text:p text:style-name="P31"><text:soft-page-break/></text:p>
      <text:p text:style-name="P31">The identifier of The Record needs to contain all information</text:p>
      <text:p text:style-name="P31">necessary to retrieve the ILS_RECORD from the ILS.</text:p>
      <text:p text:style-name="P31"/>
      <text:p text:style-name="P31"><text:s text:c="2"/>I_ILS := [BACKEND, CONNECTOR, ID]</text:p>
      <text:p text:style-name="P31"/>
      <text:p text:style-name="P31"><text:s text:c="2"/>pica.opac-de-23.bar</text:p>
      <text:p text:style-name="P31"/>
      <text:p text:style-name="P31">In order to retrieve the ILS_RECORD you need to use the ILS backend</text:p>
      <text:p text:style-name="P31">named `pica' with the Connector called `opac-de-23' and fetch the</text:p>
      <text:p text:style-name="P31">record with id `bar'.</text:p>
      <text:p text:style-name="P31"/>
      <text:p text:style-name="P31">Observe the beautiful symmetry!</text:p>
      <text:p text:style-name="P31"/>
      <text:p text:style-name="P31">Why a ILS Connector? Imagine two small libraries that cannot or wannot</text:p>
      <text:p text:style-name="P31">maintain an entire VuFind application on their own but can team up and</text:p>
      <text:p text:style-name="P31">share one. Or a larger organization that has organizational units with</text:p>
      <text:p text:style-name="P31">different library systems. Or imagine you are the german Common</text:p>
      <text:p text:style-name="P31">Library Network (GBV) and offer VuFind hosting for member</text:p>
      <text:p text:style-name="P31">libraries. Frontend is invariant, search backend is invariant (central</text:p>
      <text:p text:style-name="P31">union index), ILS varies.</text:p>
      <text:p text:style-name="P31"/>
      <text:p text:style-name="P31"><text:s text:c="2"/>I := [I_ILS, I_SB]</text:p>
      <text:p text:style-name="P31"/>
      <text:p text:style-name="P31">The Record is a composition, so is the identifier. To be able to use I</text:p>
      <text:p text:style-name="P31">without persistence we have a function that creates a string</text:p>
      <text:p text:style-name="P31">representation of I to be used in the URI.</text:p>
      <text:p text:style-name="P31"/>
      <text:p text:style-name="P31"><text:s text:c="2"/>i(I_ILS, I_SB)</text:p>
      <text:p text:style-name="P31"/>
      <text:p text:style-name="P31">And a reverse function i' that translates this string representation</text:p>
      <text:p text:style-name="P31">back to its components.</text:p>
      <text:p text:style-name="P31"/>
      <text:p text:style-name="P31"><text:s text:c="2"/>i'(I) =&gt; [I_ILS, I_SB]</text:p>
      <text:p text:style-name="P31"/>
      <text:p text:style-name="P31">And shortcuts are allowed: If we currently have `Record/1234567' then</text:p>
      <text:p text:style-name="P31">1234567 really means: In order to retrieve the requested information</text:p>
      <text:p text:style-name="P31">use the default search backend with the default connector and a search</text:p>
      <text:p text:style-name="P31">backend record id of 1234567, and the default ILS backend with the</text:p>
      <text:p text:style-name="P31">default ILS connector and a ILS record id of 1234567.</text:p>
      <text:p text:style-name="P31"/>
      <text:p text:style-name="P31">Does this sound complicated? Hell, yes! It is complicated. What we</text:p>
      <text:p text:style-name="P31">need to do is to strip off the accidental complexy caused by VF 1.x's</text:p>
      <text:p text:style-name="P31">organic growth and reduce the application to its essential complexity</text:p>
      <text:p text:style-name="P31">(cf. Brooks 1995). This essential complexity exists because the task</text:p>
      <text:p text:style-name="P31">VF accomplishes is complex.[1] And all this is already done, although</text:p>
      <text:p text:style-name="P31">implictely.</text:p>
      <text:p text:style-name="P31"/>
      <text:p text:style-name="P31">Most importantly: I am not arguing that we should start implementing</text:p>
      <text:p text:style-name="P31">such a system top-down. Best approach is to work bottom-up with the</text:p>
      <text:p text:style-name="P31">functions that are already there but (BUT!) keep this archicture in</text:p>
      <text:p text:style-name="P31">mind in order to provide extension points for further development.</text:p>
      <text:p text:style-name="P31"/>
      <text:p text:style-name="P31">What about backward compatibility? Good question. What about it?</text:p>
      <text:p text:style-name="P31"/>
      <text:p text:style-name="P31">In my previous discussion of this topic Demian took the position of</text:p>
      <text:p text:style-name="P31">100% backward compatibility, I ook the position of 0% backward</text:p>
      <text:p text:style-name="P31">compatibility (exaggerated for the sake of argument). As developers of</text:p>
      <text:p text:style-name="P31">the VuFind core application we cannot make a reasonable decision</text:p>
      <text:p text:style-name="P31">without information about specific BC requirements. I know ours (0%),</text:p>
      <text:p text:style-name="P31">I suppose Demian knows the BC reqs of VU. We can only take into</text:p>
      <text:p text:style-name="P31"><text:soft-page-break/>account what we know. If you use VF 1.x and plan to go 2.x you</text:p>
      <text:p text:style-name="P31">absolutely, positively MUST provide feedback on your BC requirements</text:p>
      <text:p text:style-name="P31">(no excuses!) and you SHOULD free resources to discuss possible</text:p>
      <text:p text:style-name="P31">solutions of your BC requirements as soon as possible.</text:p>
      <text:p text:style-name="P31"/>
      <text:p text:style-name="P31">How to proceed?</text:p>
      <text:p text:style-name="P31"/>
      <text:p text:style-name="P31">Wrt the upcoming 2.0beta release I would approach this as follows:</text:p>
      <text:p text:style-name="P31">Branch off `beta' from `master' and prepare the beta-release</text:p>
      <text:p text:style-name="P31">there. Regularily merge beta to master unless development in beta</text:p>
      <text:p text:style-name="P31">conflicts with restructuring of Results/Params/Options in master. If</text:p>
      <text:p text:style-name="P31">this happens create JIRA tickets (Tasks) with a functional description</text:p>
      <text:p text:style-name="P31">of the respective commits.</text:p>
      <text:p text:style-name="P31"/>
      <text:p text:style-name="P31">If the SOLR refactoring is accepted I would go ahead as follows:</text:p>
      <text:p text:style-name="P31">Create a dedicated branch based on master next weekend and start</text:p>
      <text:p text:style-name="P31">hacking from the SOLR Connector. Wrt the search configuration I think</text:p>
      <text:p text:style-name="P31">I can get away with the current adapter function</text:p>
      <text:p text:style-name="P31">AbstractQuery::create() and start modelling a Record/RecordProvider</text:p>
      <text:p text:style-name="P31">based on Solr\Results and the default SolrMarc record. Our first</text:p>
      <text:p text:style-name="P31">internal beta of VF2 is scheduled for october with very low</text:p>
      <text:p text:style-name="P31">requirements (basic layout, search/retrieve from GBV's central union</text:p>
      <text:p text:style-name="P31">index); this means I can also get away with missing ILS connection and</text:p>
      <text:p text:style-name="P31">stuff-that-requires-persistence. If things work well I'll give</text:p>
      <text:p text:style-name="P31">feedback on required changes and hopefully meet Demian when it comes</text:p>
      <text:p text:style-name="P31">to the persistence layer.</text:p>
      <text:p text:style-name="P31"/>
      <text:p text:style-name="P31">And now I need to go and slay some dragons.</text:p>
      <text:p text:style-name="P31"/>
      <text:p text:style-name="P31">Best,</text:p>
      <text:p text:style-name="P40"><text:s text:c="2"/>-- David</text:p>
      <text:p text:style-name="P9">Demian Katz, 17.9.2012</text:p>
      <text:p text:style-name="P9"/>
      <text:p text:style-name="P24">I don't like the Results/Options/Params structure.</text:p>
      <text:p text:style-name="P31">I agree -- it's the most significant part of the revised architecture that still doesn't feel clean and natural to me. <text:s/>It's an improvement over the old monolithic SearchObject (if for no other reason than that the URL query generation has been untangled into a separate class), but it would be nice to redraw some of the lines so that the pieces interoperate more sensibly. <text:s/>As it is, the Options/Params/Results classes feel like one big class that has been broken into chunks... because that's exactly what they are. <text:s/>Obviously, if fixing this were easy, I would have already done it. <text:s/>Given that it is not, I greatly appreciate your input!</text:p>
      <text:p text:style-name="P31"/>
      <text:p text:style-name="Preformatted_20_Text"><text:span text:style-name="T9">Of course, the other thing to keep in mind as we move forward is that, because this is inherently complicated, we're going to have to make some compromises no matter what we do. <text:s/>Options/Params/Results was the best compromise I could come up with in the time available that met all of the existing use cases. <text:s/>I think we can do better, but we should also be pragmatic and weigh effort against benefit. <text:s/>Perhaps one useful measure of success in refactoring is whether it makes the "adding a service" documentation (</text:span><text:a xlink:type="simple" xlink:href="http://vufind.org/wiki/vufind2:connecting_a_new_external_data_source"><text:span text:style-name="T9">http://vufind.org/wiki/vufind2:connecting_a_new_external_data_source</text:span></text:a><text:span text:style-name="T9">) shorter or more clear. <text:s/>I would love for that process to be less painful, and I think the current complexity is to some degree a reflection of design problems (though much of it is also unavoidable).</text:span></text:p>
      <text:p text:style-name="P41"/>
      <text:p text:style-name="P2">Why is there an specific representation of an empty set? An empty set is just</text:p>
      <text:p text:style-name="P2">a set ... that is empty, not? The reason why there <text:span text:style-name="T2">*is*</text:span> a EmptySet\Results is</text:p>
      <text:p text:style-name="P5">that Results is both: An empty collection <text:span text:style-name="T2">*and*</text:span> a record provider.</text:p>
      <text:p text:style-name="P31">Indeed. <text:s/>We'll definitely need an "EmptySet" record provider (for replacing "real" providers <text:soft-page-break/>when exceptions occur), but it would be nice to separate the set from the provider.</text:p>
      <text:p text:style-name="P41"/>
      <text:p text:style-name="P2">class RecordCollection</text:p>
      <text:p text:style-name="P3"/>
      <text:p text:style-name="P2">Provides access to search/retrieve metadata (query time), facets etc. A</text:p>
      <text:p text:style-name="P5">collection of 0..n records. Might implement ArrayInterface.</text:p>
      <text:p text:style-name="P31">The appropriateness of ArrayAccess probably depends on where you handle paging. <text:s/>I think life will be simpler if RecordCollection represents a page of results rather than the whole set -- so it will contain N records, information on how many other records exist, and information on the position of the current records within the overall set (i.e. start/end record numbers). <text:s/>In this situation, the Traversable interface might be more appropriate.</text:p>
      <text:p text:style-name="P41"/>
      <text:p text:style-name="P2">abstract class Record</text:p>
      <text:p text:style-name="P3"/>
      <text:p text:style-name="P2">Base class of all records. A record is the internal representation of a single</text:p>
      <text:p text:style-name="P2">SOLR, WorldCat, SRU, or Summon document. Note that a particular Record is not</text:p>
      <text:p text:style-name="P5">necessarily a bibliographic record.</text:p>
      <text:p text:style-name="P31">I think that the existing record driver structure already covers this particular point. <text:s/>The base record driver makes no assumptions that the record is bibliographic or otherwise. <text:s/>The only real requirements are a unique ID, a source identifier (which corresponds with a record provider) and a "breadcrumb" string for use as a brief representation of the record. <text:s/>Although the existing implementations are primarily biblio-centric, I can't think of any limitations against using other implementations as well. <text:s/>Let me know if I'm missing something!</text:p>
      <text:p text:style-name="P41"/>
      <text:p text:style-name="P2">Most importantly: I am not arguing that we should start implementing such a</text:p>
      <text:p text:style-name="P2">system top-down. Best approach is to work bottom-up with the functions that</text:p>
      <text:p text:style-name="P2">are already there but (BUT!) keep this archicture in mind in order to provide</text:p>
      <text:p text:style-name="P5">extension points for further development.</text:p>
      <text:p text:style-name="P31">Everything you say makes sense to me. <text:s/>Obviously we'll have to wait and see how it plays out in practice. <text:s/>Do you have specific thoughts on the first steps of refactoring that should take place? <text:s/>I'm with you on the theory, but it's probably worth starting to discuss the practice to see if there are any obvious pitfalls immediately ahead.</text:p>
      <text:p text:style-name="P41"/>
      <text:p text:style-name="P2">In my previous discussion of this topic Demian took the position of 100%</text:p>
      <text:p text:style-name="P2">backward compatibility, I ook the position of 0% backward compatibility</text:p>
      <text:p text:style-name="P2">(exaggerated for the sake of argument). As developers of the VuFind core</text:p>
      <text:p text:style-name="P2">application we cannot make a reasonable decision without information about</text:p>
      <text:p text:style-name="P2">specific BC requirements. I know ours (0%), I suppose Demian knows the BC reqs</text:p>
      <text:p text:style-name="P2">of VU. We can only take into account what we know. If you use VF 1.x and plan</text:p>
      <text:p text:style-name="P2">to go 2.x you absolutely, positively MUST provide feedback on your BC</text:p>
      <text:p text:style-name="P2">requirements (no excuses!) and you SHOULD free resources to discuss possible</text:p>
      <text:p text:style-name="P5">solutions of your BC requirements as soon as possible.</text:p>
      <text:p text:style-name="P31">To be clear on my position regarding BC:</text:p>
      <text:p text:style-name="P31"/>
      <text:p text:style-name="P31">1.) I believe that links never go away. <text:s/>If you change VuFind's URL structure, the old URLs should keep working. <text:s/>Otherwise, inevitably, some link somewhere will break, and somebody will complain about it, likely wasting several people's time in the process. <text:s/>ZF2's flexible routing makes this fairly simple in most cases. <text:s/>If backward compatibility makes the configuration overwhelmingly complex, BC-related routes can always be moved to a separate optional module to reduce noise.</text:p>
      <text:p text:style-name="P31"><text:soft-page-break/></text:p>
      <text:p text:style-name="P31">2.) I prefer to keep configuration the same unless there is a good reason to change it -- this makes upgrades easier. <text:s/>If there is a good reason for change, we can always put migrations into the upgrade process -- but if we can avoid that, it's less work for everyone.</text:p>
      <text:p text:style-name="P31"/>
      <text:p text:style-name="P31">3.) Keeping internal APIs stable is preferred since it makes people's custom code from past versions work with little or no change. <text:s/>Sometimes this change is unavoidable -- in such cases, we need to maintain good migration notes in the wiki. <text:s/>But I'm not worrying about tracking these things until we release 2.0. <text:s/>Until then, it's a free-for-all. <text:s/>No BC is expected with 1.x internals, with the possible exception of the ILS driver interface (which I really hate to disrupt due to the difficulty of testing... though obviously 2.0 already has some significant ILS driver differences from 1.x).</text:p>
      <text:p text:style-name="P31"/>
      <text:p text:style-name="P31">Not quite 100%, though obviously I do prefer to avoid breaking things when possible. </text:p>
      <text:p text:style-name="P41"/>
      <text:p text:style-name="P2">Wrt the upcoming 2.0beta release I would approach this as follows:</text:p>
      <text:p text:style-name="P2">Branch off `beta' from `master' and prepare the beta-release there. Regularily</text:p>
      <text:p text:style-name="P2">merge beta to master unless development in beta conflicts with restructuring</text:p>
      <text:p text:style-name="P2">of Results/Params/Options in master. If this happens create JIRA tickets</text:p>
      <text:p text:style-name="P5">(Tasks) with a functional description of the respective commits.</text:p>
      <text:p text:style-name="P31">Given that beta is just two weeks away, I don't think we need a beta branch. <text:s/>I'll try to maintain a stable master until the beta, then tag it. <text:s/>After that, we don't look back -- master becomes the working copy of RC1, and anything that threatens the stability of master should be worked on in a feature branch.</text:p>
      <text:p text:style-name="P41"/>
      <text:p text:style-name="P2">If the SOLR refactoring is accepted I would go ahead as follows:</text:p>
      <text:p text:style-name="P2">Create a dedicated branch based on master next weekend and start hacking from</text:p>
      <text:p text:style-name="P2">the SOLR Connector. Wrt the search configuration I think I can get away with</text:p>
      <text:p text:style-name="P2">the current adapter function</text:p>
      <text:p text:style-name="P2">AbstractQuery::create() and start modelling a Record/RecordProvider based on</text:p>
      <text:p text:style-name="P2">Solr\Results and the default SolrMarc record. Our first internal beta of VF2</text:p>
      <text:p text:style-name="P2">is scheduled for october with very low requirements (basic layout,</text:p>
      <text:p text:style-name="P2">search/retrieve from GBV's central union index); this means I can also get</text:p>
      <text:p text:style-name="P2">away with missing ILS connection and stuff-that-requires-persistence. If</text:p>
      <text:p text:style-name="P2">things work well I'll give feedback on required changes and hopefully meet</text:p>
      <text:p text:style-name="P5">Demian when it comes to the persistence layer.</text:p>
      <text:p text:style-name="P31">Sounds like a plan. <text:s/>It's definitely worth touching base about interfaces and class relationships as the design plays out -- given that the current Options/Params/Results classes are used for a fairly broad set of use cases (i.e. things like Favorites and SolrAuthorFacets), we're either going to have to be careful that the new design is flexible enough to accommodate these cases or else determine a more appropriate way of solving the underlying problems.</text:p>
      <text:p text:style-name="P31"/>
      <text:p text:style-name="P40">- Demian</text:p>
      <text:p text:style-name="P9"/>
      <text:p text:style-name="P10">David Maus, 23.9.2012</text:p>
      <text:p text:style-name="P10"/>
      <text:p text:style-name="P33">At Mon, 17 Sep 2012 15:24:04 +0000,</text:p>
      <text:p text:style-name="P41">Demian Katz wrote:</text:p>
      <text:p text:style-name="P42">I don't like the Results/Options/Params structure.</text:p>
      <text:p text:style-name="P2">I agree -- it's the most significant part of the revised architecture that still <text:soft-page-break/>doesn't feel clean and natural to me. <text:s/>It's an improvement over the old monolithic SearchObject (if for no other reason than that the URL query generation has been untangled into a separate class), but it would be nice to redraw some of the lines so that the pieces interoperate more sensibly. <text:s/>As it is, the Options/Params/Results classes feel like one big class that has been broken into chunks... because that's exactly what they are. <text:s/>Obviously, if fixing this were easy, I would have already done it. <text:s/>Given that it is not, I greatly appreciate your input!</text:p>
      <text:p text:style-name="P3"/>
      <text:p text:style-name="P1"><text:span text:style-name="T3">Of course, the other thing to keep in mind as we move forward is that, because this is inherently complicated, we're going to have to make some compromises no matter what we do. <text:s/>Options/Params/Results was the best compromise I could come up with in the time available that met all of the existing use cases. <text:s/>I think we can do better, but we should also be pragmatic and weigh effort against benefit. <text:s/>Perhaps one useful measure of success in refactoring is whether it makes the </text:span><text:span text:style-name="T3">"adding a service" documentation (</text:span><text:a xlink:type="simple" xlink:href="http://vufind.org/wiki/vufind2:connecting_a_new_external_data_source"><text:span text:style-name="T9">http://vufind.org/wiki/vufind2:connecting_a_new_external_data_source</text:span></text:a><text:span text:style-name="T3">) shorter or more clear. <text:s/>I would love for that process to be less painful, and I think the current complexity is to some degree a reflection of design problems (though much of it is also unavoidable).</text:span></text:p>
      <text:p text:style-name="P6"/>
      <text:p text:style-name="P43">Why is there an specific representation of an empty set? An empty set is just</text:p>
      <text:p text:style-name="P43">a set ... that is empty, not? The reason why there <text:span text:style-name="T2">*is*</text:span> a EmptySet\Results is</text:p>
      <text:p text:style-name="P42">that Results is both: An empty collection <text:span text:style-name="T2">*and*</text:span> a record provider.</text:p>
      <text:p text:style-name="P2">Indeed. <text:s/>We'll definitely need an "EmptySet" record provider (for</text:p>
      <text:p text:style-name="P2">replacing "real" providers when exceptions occur), but it would be</text:p>
      <text:p text:style-name="P5">nice to separate the set from the provider.</text:p>
      <text:p text:style-name="P31">Hum. If an exception occurs we delegate to an exception handler. Why</text:p>
      <text:p text:style-name="P31">do we need an empty set? And even if we need one: An empty set would</text:p>
      <text:p text:style-name="P31">be simply a set that contains zero records.</text:p>
      <text:p text:style-name="P41"/>
      <text:p text:style-name="P43">abstract class Record</text:p>
      <text:p text:style-name="P44"/>
      <text:p text:style-name="P43">Base class of all records. A record is the internal representation of a single</text:p>
      <text:p text:style-name="P43">SOLR, WorldCat, SRU, or Summon document. Note that a particular Record is not</text:p>
      <text:p text:style-name="P42">necessarily a bibliographic record.</text:p>
      <text:p text:style-name="P2">I think that the existing record driver structure already covers this particular point. <text:s/>The base record driver makes no assumptions that the record is bibliographic or otherwise. <text:s/>The only real requirements are a unique ID, a source identifier (which corresponds with a record provider) and a "breadcrumb" string for use as a brief representation of the record. <text:s/>Although the existing implementations are primarily biblio-centric, I can't think of any limitations against using other implementations as well. <text:s/>Let me know if I'm missing something!</text:p>
      <text:p text:style-name="P6"/>
      <text:p text:style-name="P43">Most importantly: I am not arguing that we should start implementing such a</text:p>
      <text:p text:style-name="P43">system top-down. Best approach is to work bottom-up with the functions that</text:p>
      <text:p text:style-name="P43"><text:soft-page-break/>are already there but (BUT!) keep this archicture in mind in order to provide</text:p>
      <text:p text:style-name="P42">extension points for further development.</text:p>
      <text:p text:style-name="P2">Everything you say makes sense to me. <text:s/>Obviously we'll have to wait</text:p>
      <text:p text:style-name="P2">and see how it plays out in practice. <text:s/>Do you have specific thoughts</text:p>
      <text:p text:style-name="P2">on the first steps of refactoring that should take place? <text:s/>I'm with</text:p>
      <text:p text:style-name="P2">you on the theory, but it's probably worth starting to discuss the</text:p>
      <text:p text:style-name="P2">practice to see if there are any obvious pitfalls immediately ahead.</text:p>
      <text:p text:style-name="P6"/>
      <text:p text:style-name="P31">What about something like this:</text:p>
      <text:p text:style-name="P31"/>
      <text:p text:style-name="P31">interface SearchBackendResponseInterface</text:p>
      <text:p text:style-name="P31"><text:s text:c="2"/>public function getQueryTime()</text:p>
      <text:p text:style-name="P31"><text:s text:c="2"/>public function getFacets()</text:p>
      <text:p text:style-name="P31"><text:s text:c="2"/>...</text:p>
      <text:p text:style-name="P31"><text:s text:c="2"/>public function getRecords()</text:p>
      <text:p text:style-name="P31"/>
      <text:p text:style-name="P31">A class implementing SBRI is created by the search service specific</text:p>
      <text:p text:style-name="P31">manager, e.g. Service\Search\Solr\Manager. The search backend manager</text:p>
      <text:p text:style-name="P31">iterates over getRecords() and injects the search backend connector</text:p>
      <text:p text:style-name="P31">path. The RecordProvider iterates over getRecords() and injects an ILS</text:p>
      <text:p text:style-name="P31">connector path.</text:p>
      <text:p text:style-name="P31"/>
      <text:p text:style-name="P31">Controller knows the search backend connector path and calls to</text:p>
      <text:p text:style-name="P31">RecordProvider are always prefix with a connector path. E.g.</text:p>
      <text:p text:style-name="P31"/>
      <text:p text:style-name="P31">RecordProvider::getRecord(PATH, ID)</text:p>
      <text:p text:style-name="P31">RecordProvider::search(PATH, QUERY, CONFIG)</text:p>
      <text:p text:style-name="P31"/>
      <text:p text:style-name="P31">And as you mentioned, PATH eq source identifier.</text:p>
      <text:p text:style-name="P31"/>
      <text:p text:style-name="P31">We internally represent PATH as a array that acts as a (singly-linked)</text:p>
      <text:p text:style-name="P31">list. A specialized manager reads the head of the path in order to</text:p>
      <text:p text:style-name="P31">know who to call next and calls the inferior manager with the tail of</text:p>
      <text:p text:style-name="P31">the path.</text:p>
      <text:p text:style-name="P31"/>
      <text:p text:style-name="P31">if (empty(PATH)) { throw Exception }</text:p>
      <text:p text:style-name="P31">$next = array_shift(PATH)</text:p>
      <text:p text:style-name="P31">if (unknown($next)) { throw Exception }</text:p>
      <text:p text:style-name="P31">$next(PATH)</text:p>
      <text:p text:style-name="P31"/>
      <text:p text:style-name="P31">I would approach this from the bottom up:</text:p>
      <text:p text:style-name="P31"/>
      <text:p text:style-name="P31">Service\Search\Solr\Manager</text:p>
      <text:p text:style-name="P31">Service\Search\Manager</text:p>
      <text:p text:style-name="P31">Record\Manager (eq RecordProvider)</text:p>
      <text:p text:style-name="P31"/>
      <text:p text:style-name="P31">A first milestone is a tree of managers where we throw in PATH and end</text:p>
      <text:p text:style-name="P31">up with the designated connector.</text:p>
      <text:p text:style-name="P31"/>
      <text:p text:style-name="P31">Best,</text:p>
      <text:p text:style-name="P40"><text:s text:c="2"/>-- David</text:p>
      <text:p text:style-name="P10"/>
      <text:p text:style-name="P11">Demian Katz, 24.9.2012</text:p>
      <text:p text:style-name="P11"/>
      <text:p text:style-name="P11"/>
      <text:p text:style-name="P25">Indeed. <text:s/>We'll definitely need an "EmptySet" record provider (for</text:p>
      <text:p text:style-name="P43"><text:soft-page-break/>replacing "real" providers when exceptions occur), but it would be</text:p>
      <text:p text:style-name="P42">nice to separate the set from the provider.</text:p>
      <text:p text:style-name="P2">Hum. If an exception occurs we delegate to an exception handler. Why do we</text:p>
      <text:p text:style-name="P2">need an empty set? And even if we need one: An empty set would be simply a set</text:p>
      <text:p text:style-name="P5">that contains zero records.</text:p>
      <text:p text:style-name="P31">The idea is that if a user enters a search with bad syntax that causes an exception, we don't want the application to blow up with a fatal error. <text:s/>We just want to treat it as a search with no results and display a warning that there was a syntax problem. <text:s/>See \VuFind\Exception\Solr::isParseError() and its use in \VuFind\Controller\AbstractSearch::resultsAction().</text:p>
      <text:p text:style-name="P31"/>
      <text:p text:style-name="P31">This can probably be simplified in your model -- but the point is that we need a mechanism for detecting a subset of exceptions caused by user input and dealing with them gracefully.</text:p>
      <text:p text:style-name="P41"/>
      <text:p text:style-name="P2">A first milestone is a tree of managers where we throw in PATH and end up with</text:p>
      <text:p text:style-name="P5">the designated connector.</text:p>
      <text:p text:style-name="P31">This makes sense to me so far -- at least, I see no reason to object to moving forward with prototyping it for Solr once your lower-level refactoring is done. <text:s/>Perhaps we can coordinate our efforts so that as you work through refactoring the Solr logic, I can do equivalent work on one of the other modules (Summon, for example) -- I'll be able to comment on the new model most intelligently if I'm actively working on it while it develops.</text:p>
      <text:p text:style-name="P31"/>
      <text:p text:style-name="P40">- Demian</text:p>
      <text:p text:style-name="P11"/>
      <text:p text:style-name="P11"/>
      <text:p text:style-name="P12">Davis Maus, 25.9.2012</text:p>
      <text:p text:style-name="P12"/>
      <text:p text:style-name="P34">At Mon, 24 Sep 2012 14:29:16 +0000,</text:p>
      <text:p text:style-name="P41">Demian Katz wrote:</text:p>
      <text:p text:style-name="P45">Indeed. <text:s/>We'll definitely need an "EmptySet" record provider (for</text:p>
      <text:p text:style-name="P45">replacing "real" providers when exceptions occur), but it would be</text:p>
      <text:p text:style-name="P46">nice to separate the set from the provider.</text:p>
      <text:p text:style-name="P43">Hum. If an exception occurs we delegate to an exception handler. Why do we</text:p>
      <text:p text:style-name="P43">need an empty set? And even if we need one: An empty set would be simply a set</text:p>
      <text:p text:style-name="P42">that contains zero records.</text:p>
      <text:p text:style-name="P2">The idea is that if a user enters a search with bad syntax that causes an exception, we don't want the application to blow up with a fatal error. <text:s/>We just want to treat it as a search with no results and display a warning that there was a syntax problem. <text:s/>See \VuFind\Exception\Solr::isParseError() and its use in \VuFind\Controller\AbstractSearch::resultsAction().</text:p>
      <text:p text:style-name="P3"/>
      <text:p text:style-name="P2">This can probably be simplified in your model -- but the point is that we need a mechanism for detecting a subset of exceptions caused by user input and dealing with them gracefully.</text:p>
      <text:p text:style-name="P6"/>
      <text:p text:style-name="P43"><text:soft-page-break/>A first milestone is a tree of managers where we throw in PATH and end up with</text:p>
      <text:p text:style-name="P42">the designated connector.</text:p>
      <text:p text:style-name="P2">This makes sense to me so far -- at least, I see no reason to object</text:p>
      <text:p text:style-name="P2">to moving forward with prototyping it for Solr once your lower-level</text:p>
      <text:p text:style-name="P2">refactoring is done. <text:s/>Perhaps we can coordinate our efforts so that</text:p>
      <text:p text:style-name="P2">as you work through refactoring the Solr logic, I can do equivalent</text:p>
      <text:p text:style-name="P2">work on one of the other modules (Summon, for example) -- I'll be</text:p>
      <text:p text:style-name="P2">able to comment on the new model most intelligently if I'm actively</text:p>
      <text:p text:style-name="P2">working on it while it develops.</text:p>
      <text:p text:style-name="P6"/>
      <text:p text:style-name="P31">Okay, I took a slightly different road and created a separete Git</text:p>
      <text:p text:style-name="P31">repository for the search subsystem:</text:p>
      <text:p text:style-name="P31"/>
      <text:p text:style-name="Preformatted_20_Text"><text:a xlink:type="simple" xlink:href="https://github.com/dmj/vf2-search-subsystem"><text:span text:style-name="T9">https://github.com/dmj/vf2-search-subsystem</text:span></text:a></text:p>
      <text:p text:style-name="P31"/>
      <text:p text:style-name="P31">The idea is this: Develop the main components of the subsystem</text:p>
      <text:p text:style-name="P31">isolated from the VF code. Only use what god and the ZF2 provide. Once</text:p>
      <text:p text:style-name="P31">the main classes of the subservice work, plug it in and connect it</text:p>
      <text:p text:style-name="P31">with the rest of the application.</text:p>
      <text:p text:style-name="P31"/>
      <text:p text:style-name="P31">This approach helps to identify the real dependencies and current</text:p>
      <text:p text:style-name="P31">shortcommings (see below) and avoids dealing with updates in VF2 main</text:p>
      <text:p text:style-name="P31">that might or might not break the subsystem's development.</text:p>
      <text:p text:style-name="P31"/>
      <text:p text:style-name="P31">In case you wonder: It is possible to merge histories of separate git</text:p>
      <text:p text:style-name="P31">repositories together.</text:p>
      <text:p text:style-name="P31"/>
      <text:p text:style-name="P31">What's already done: The road from the search subsystem's entry point</text:p>
      <text:p text:style-name="P31">(\VuFind\Service\Search\Service, maybe relocated to</text:p>
      <text:p text:style-name="P31">\VuFind\Service\Search) to a SOLR connector.</text:p>
      <text:p text:style-name="P31"/>
      <text:p text:style-name="P31">Shortcommings: ZF2 StandardAutoloader uses a 1:1 relationship between</text:p>
      <text:p text:style-name="P31">the top-level namespace and directory. This is not a problem if a</text:p>
      <text:p text:style-name="P31">vendor uses a different top-level namespace for each</text:p>
      <text:p text:style-name="P31">package/library. In the context of VF2's extensibility this creates a</text:p>
      <text:p text:style-name="P31">problem because we would have to force third-party module vendors to</text:p>
      <text:p text:style-name="P31">adopt this policy and introduce the possibility for funny load-order</text:p>
      <text:p text:style-name="P31">conflicts if two modules ship with helper classes of the same</text:p>
      <text:p text:style-name="P31">top-level namespace (in other words: we would also force the vendors</text:p>
      <text:p text:style-name="P31">of possible helper classes to adopt this policy).</text:p>
      <text:p text:style-name="P31"/>
      <text:p text:style-name="P31">So far, happy hacking,</text:p>
      <text:p text:style-name="P40"><text:s text:c="2"/>-- David</text:p>
      <text:p text:style-name="P12"/>
      <text:p text:style-name="P13">Demian Katz, 25.9.2012</text:p>
      <text:p text:style-name="P13"/>
      <text:p text:style-name="P26">The idea is this: Develop the main components of the subsystem isolated from</text:p>
      <text:p text:style-name="P2">the VF code. Only use what god and the ZF2 provide. Once the main classes of</text:p>
      <text:p text:style-name="P2">the subservice work, plug it in and connect it with the rest of the</text:p>
      <text:p text:style-name="P5">application.</text:p>
      <text:p text:style-name="P31">Makes sense.</text:p>
      <text:p text:style-name="P41"/>
      <text:p text:style-name="P2">In case you wonder: It is possible to merge histories of separate git</text:p>
      <text:p text:style-name="P5"><text:soft-page-break/>repositories together.</text:p>
      <text:p text:style-name="P31">Yes -- I'm still learning, but I do see the value of Git. <text:s/>I spent some time yesterday figuring out some of the possibilities of the "rebase" command.</text:p>
      <text:p text:style-name="P41"/>
      <text:p text:style-name="P2">Shortcommings: ZF2 StandardAutoloader uses a 1:1 relationship between the top-</text:p>
      <text:p text:style-name="P2">level namespace and directory. This is not a problem if a vendor uses a</text:p>
      <text:p text:style-name="P2">different top-level namespace for each package/library. In the context of</text:p>
      <text:p text:style-name="P2">VF2's extensibility this creates a problem because we would have to force</text:p>
      <text:p text:style-name="P2">third-party module vendors to adopt this policy and introduce the possibility</text:p>
      <text:p text:style-name="P2">for funny load-order conflicts if two modules ship with helper classes of the</text:p>
      <text:p text:style-name="P2">same top-level namespace (in other words: we would also force the vendors of</text:p>
      <text:p text:style-name="P5">possible helper classes to adopt this policy).</text:p>
      <text:p text:style-name="P31">I don't think this is necessarily a huge problem for most real-life cases. <text:s/>Much of the PHP community is adopting the PSR-0 standard (which specifies that top-level namespace must contain vendor name) to avoid naming conflicts like this. <text:s/>A true third-party module vendor should never ship a module whose namespace begins with "VuFind" or the name of a different vendor. <text:s/>It would have to be "ThirdPartyVendorSomething." <text:s/>Namespace conflicts only really pose a problem in situations like your current development -- where code intended to eventually become part of the VuFind core is temporarily being developed in isolation. <text:s/>This is not a common scenario, and since it is only ever a temporary arrangement, I don't think it's too hard to come up with workarounds to get ourselves through development (developing in a different namespace and renaming files when merging, or temporarily using explicit class-by-class paths instead of a namespace-based configuration in the autoloader, or using some scripting to move files into the right place until development is done).</text:p>
      <text:p text:style-name="P31"/>
      <text:p text:style-name="P31">This does bring up another question, though: does it make sense to break up the VuFind module into multiple reusable components? <text:s/>Would it make sense to develop the search subsystem in a VuFindSearch module that could be plugged in separately from the other core VuFind code? <text:s/>At this point, I'm inclined to say "no," at least for the search subsystem -- this sounds like something that belongs in the VuFind core, and the only reason to make it a separate module would be if somebody had a use case for running the code outside of VuFind itself. <text:s/>However, it's still worth considering as a future enhancement, and there might be other elements (i.e. the theme system) that would be good candidates for factoring into a separate module.</text:p>
      <text:p text:style-name="P31"/>
      <text:p text:style-name="P40">- Demian</text:p>
      <text:p text:style-name="P14">Osullivan, 25.9.</text:p>
      <text:p text:style-name="P14"/>
      <text:p text:style-name="P35">Hi Demian,</text:p>
      <text:p text:style-name="P31"/>
      <text:p text:style-name="P31">On a similar note, having just started to look into VuFind2, (admittedly still in a very ZF1/ VuFind 1 mindset) I was surprised to see the Controller Folder in the same location as things like Record and RecordDriver. Is listing models, controllers etc under the src directory a new ZF2 recommendation?</text:p>
      <text:p text:style-name="P31"/>
      <text:p text:style-name="P31">Cheers,</text:p>
      <text:p text:style-name="P31"/>
      <text:p text:style-name="P40">Luke</text:p>
      <text:p text:style-name="P14"/>
      <text:p text:style-name="P15">Demian Katz, 25.9.</text:p>
      <text:p text:style-name="P15"/>
      <text:p text:style-name="P27">n a similar note, having just started to look into VuFind2, (admittedly still</text:p>
      <text:p text:style-name="P2">in a very ZF1/ VuFind 1 mindset) I was surprised to see the Controller Folder</text:p>
      <text:p text:style-name="P2">in the same location as things like Record and RecordDriver. Is listing</text:p>
      <text:p text:style-name="P5"><text:soft-page-break/>models, controllers etc under the src directory a new ZF2 recommendation?</text:p>
      <text:p text:style-name="P31">Yes, this is the way ZF2 tends to work -- since it relies on PHP namespaces now, it makes more sense to have all of the code in one general place, sorted out by logical namespaces. <text:s/>The ZF1 approach of having specific types of code in totally different areas of the directory tree always struck me as somewhat arbitrary, so I think this is a step in the right direction (though admittedly it could be abused by poor namespace selection).</text:p>
      <text:p text:style-name="P31"/>
      <text:p text:style-name="P40">- Demian</text:p>
      <text:p text:style-name="P15"/>
      <text:p text:style-name="P16">David Maus, 25.9.2012</text:p>
      <text:p text:style-name="P16"/>
      <text:p text:style-name="P36">At Tue, 25 Sep 2012 15:30:43 +0000,</text:p>
      <text:p text:style-name="P41">Demian Katz wrote:</text:p>
      <text:p text:style-name="P43">In case you wonder: It is possible to merge histories of separate git</text:p>
      <text:p text:style-name="P42">repositories together.</text:p>
      <text:p text:style-name="P2">Yes -- I'm still learning, but I do see the value of Git. <text:s/>I spent</text:p>
      <text:p text:style-name="P2">some time yesterday figuring out some of the possibilities of the</text:p>
      <text:p text:style-name="P5">"rebase" command.</text:p>
      <text:p text:style-name="P31">Ah, good old rebase. Related question: Do you push from local dev into</text:p>
      <text:p text:style-name="P31">the master repository or pull from master from local dev? It's not</text:p>
      <text:p text:style-name="P31">uncommon to have one true master repository that only pulls from other</text:p>
      <text:p text:style-name="P31">repositories. Reason: You can destroy the history with a push, but not</text:p>
      <text:p text:style-name="P31">with a pull. And messed up history or even branches are... really,</text:p>
      <text:p text:style-name="P31">really ugly.</text:p>
      <text:p text:style-name="P41"/>
      <text:p text:style-name="P43">Shortcommings: ZF2 StandardAutoloader uses a 1:1 relationship between the top-</text:p>
      <text:p text:style-name="P43">level namespace and directory. This is not a problem if a vendor uses a</text:p>
      <text:p text:style-name="P43">different top-level namespace for each package/library. In the context of</text:p>
      <text:p text:style-name="P43">VF2's extensibility this creates a problem because we would have to force</text:p>
      <text:p text:style-name="P43">third-party module vendors to adopt this policy and introduce the possibility</text:p>
      <text:p text:style-name="P43">for funny load-order conflicts if two modules ship with helper classes of the</text:p>
      <text:p text:style-name="P43">same top-level namespace (in other words: we would also force the vendors of</text:p>
      <text:p text:style-name="P42">possible helper classes to adopt this policy).</text:p>
      <text:p text:style-name="P2">I don't think this is necessarily a huge problem for most real-life</text:p>
      <text:p text:style-name="P2">cases. <text:s/>Much of the PHP community is adopting the PSR-0 standard</text:p>
      <text:p text:style-name="P2">(which specifies that top-level namespace must contain vendor name)</text:p>
      <text:p text:style-name="P2">to avoid naming conflicts like this. <text:s/>A true third-party module</text:p>
      <text:p text:style-name="P2">vendor should never ship a module whose namespace begins with</text:p>
      <text:p text:style-name="P5">"VuFind" or the name of a different vendor.</text:p>
      <text:p text:style-name="P31">True, but what if a third party vendor ships two modules whose</text:p>
      <text:p text:style-name="P31">top-level namespaces are the same? All of our PHP packages use the</text:p>
      <text:p text:style-name="P31">top-level namespace `HAB' and this shouldn't change for</text:p>
      <text:p text:style-name="P31">contributions/plugins etc. for VF.</text:p>
      <text:p text:style-name="P41"/>
      <text:p text:style-name="P2"><text:soft-page-break/>This does bring up another question, though: does it make sense to</text:p>
      <text:p text:style-name="P2">break up the VuFind module into multiple reusable components? <text:s/>Would</text:p>
      <text:p text:style-name="P2">it make sense to develop the search subsystem in a VuFindSearch</text:p>
      <text:p text:style-name="P2">module that could be plugged in separately from the other core</text:p>
      <text:p text:style-name="P2">VuFind code? <text:s/>At this point, I'm inclined to say "no," at least for</text:p>
      <text:p text:style-name="P2">the search subsystem -- this sounds like something that belongs in</text:p>
      <text:p text:style-name="P2">the VuFind core, and the only reason to make it a separate module</text:p>
      <text:p text:style-name="P2">would be if somebody had a use case for running the code outside of</text:p>
      <text:p text:style-name="P2">VuFind itself. <text:s/>However, it's still worth considering as a future</text:p>
      <text:p text:style-name="P2">enhancement, and there might be other elements (i.e. the theme</text:p>
      <text:p text:style-name="P2">system) that would be good candidates for factoring into a separate</text:p>
      <text:p text:style-name="P2">module.</text:p>
      <text:p text:style-name="P6"/>
      <text:p text:style-name="P31">+1 for breaking the VuFind up into reusable components. Although the</text:p>
      <text:p text:style-name="P31">search subsystem is a central part of the application it could</text:p>
      <text:p text:style-name="P31">be worth shipping it as a standalone module in order to make it</text:p>
      <text:p text:style-name="P31">possible to reuse it somewhere else (Drupal). That's one reason why I</text:p>
      <text:p text:style-name="P31">am so anal with hierarchy, dependencies, and structure.</text:p>
      <text:p text:style-name="P31"/>
      <text:p text:style-name="P31">My role-model is the Symfony framework: They broke the 1.x version up</text:p>
      <text:p text:style-name="P31">into re-usable standalone components. Clever move: Now Drupal will be</text:p>
      <text:p text:style-name="P31">based on Symfony's HttpFoundations component.</text:p>
      <text:p text:style-name="P31"/>
      <text:p text:style-name="P31">I was actually thinking about modules lately.</text:p>
      <text:p text:style-name="P31"/>
      <text:p text:style-name="P31">a. Don't use the top-level namespace as module name</text:p>
      <text:p text:style-name="P31"/>
      <text:p text:style-name="P31">VuFind -&gt; core</text:p>
      <text:p text:style-name="P31">VuFindConsole -&gt; console</text:p>
      <text:p text:style-name="P31">VuFindTemplate -&gt; template</text:p>
      <text:p text:style-name="P31">VuFindSearch -&gt; search</text:p>
      <text:p text:style-name="P31"/>
      <text:p text:style-name="P31">b. Factor out search backends</text:p>
      <text:p text:style-name="P31"/>
      <text:p text:style-name="P31">search-solr</text:p>
      <text:p text:style-name="P31">search-worldcat</text:p>
      <text:p text:style-name="P31">search-summon</text:p>
      <text:p text:style-name="P31"/>
      <text:p text:style-name="P31">c. Factor out ILS drivers</text:p>
      <text:p text:style-name="P31"/>
      <text:p text:style-name="P31">ils-pica</text:p>
      <text:p text:style-name="P31">ils-aleph</text:p>
      <text:p text:style-name="P31"/>
      <text:p text:style-name="P31">d. Adopt a policy for external modules</text:p>
      <text:p text:style-name="P31"/>
      <text:p text:style-name="P31">ext-hab-supercool</text:p>
      <text:p text:style-name="P31">ext-tub-evenbetter</text:p>
      <text:p text:style-name="P31"/>
      <text:p text:style-name="P31">e. Ship a contrib/ directory</text:p>
      <text:p text:style-name="P31"/>
      <text:p text:style-name="P31">Contains user-contributed packages or drivers that don't work out of</text:p>
      <text:p text:style-name="P31">the box but/and require some hacking in order to get working.</text:p>
      <text:p text:style-name="P31"/>
      <text:p text:style-name="P31">Having modules makes things a little bit more complicated: We would</text:p>
      <text:p text:style-name="P31">need to track different module version for integration tests. This</text:p>
      <text:p text:style-name="P31">doesn't seem much effort once one got used to it. Increment a version</text:p>
      <text:p text:style-name="P31">counter after patches/hotfixes/improvements.</text:p>
      <text:p text:style-name="P31"/>
      <text:p text:style-name="P31">One organizational benefit: We can track the state (coverage, bugs,</text:p>
      <text:p text:style-name="P31">etc.) of a particular component, drop support and move to contrib/ if</text:p>
      <text:p text:style-name="P31"><text:soft-page-break/>necessary. What bugs me about the ILS drivers is the fact the almost</text:p>
      <text:p text:style-name="P31">all of them require a live ILS to be properly tested. If we can't test</text:p>
      <text:p text:style-name="P31">them, we can't maintain them.</text:p>
      <text:p text:style-name="P31"/>
      <text:p text:style-name="P31">Best,</text:p>
      <text:p text:style-name="P41"><text:s text:c="2"/>-- David</text:p>
      <text:p text:style-name="P16"><text:line-break/><text:line-break/>***********************************</text:p>
      <text:p text:style-name="P16"/>
      <text:p text:style-name="P17">Demian Katz, 25.9.</text:p>
      <text:p text:style-name="P17"/>
      <text:p text:style-name="P28">Ah, good old rebase. Related question: Do you push from local dev into the</text:p>
      <text:p text:style-name="P2">master repository or pull from master from local dev? It's not uncommon to</text:p>
      <text:p text:style-name="P2">have one true master repository that only pulls from other repositories.</text:p>
      <text:p text:style-name="P2">Reason: You can destroy the history with a push, but not with a pull. And</text:p>
      <text:p text:style-name="P5">messed up history or even branches are... really, really ugly.</text:p>
      <text:p text:style-name="P31">Right now I'm pushing from local dev into the master repository... <text:s/>but don't worry, I do know better than to rebase something after it has already been pushed! <text:s/>It probably wouldn't be a bad idea to introduce more safety mechanisms into the infrastructure, especially if we allow commit access to a wide range of people. <text:s/>I'm not sure what options we have at Sourceforge for doing this -- perhaps it's worth opening a JIRA task ticket about this.</text:p>
      <text:p text:style-name="P41"/>
      <text:p text:style-name="P2">True, but what if a third party vendor ships two modules whose top-level</text:p>
      <text:p text:style-name="P2">namespaces are the same? All of our PHP packages use the top-level namespace</text:p>
      <text:p text:style-name="P5">`HAB' and this shouldn't change for contributions/plugins etc. for VF.</text:p>
      <text:p text:style-name="P31">You're right -- that can get ugly. <text:s/>Ideally, I think it would make sense for the ZF2 autoloader to be smart enough to load different sub-namespaces from different locations. <text:s/>It makes sense to have a different search path for "HAB\Module1" and "HAB\Module2." <text:s/>I haven't investigated the code to see how difficult this would be to implement -- but it might be worth bringing up on zf-contributors.</text:p>
      <text:p text:style-name="P41"/>
      <text:p text:style-name="P2">+1 for breaking the VuFind up into reusable components. Although the</text:p>
      <text:p text:style-name="P2">search subsystem is a central part of the application it could be worth</text:p>
      <text:p text:style-name="P2">shipping it as a standalone module in order to make it possible to reuse it</text:p>
      <text:p text:style-name="P2">somewhere else (Drupal). That's one reason why I am so anal with hierarchy,</text:p>
      <text:p text:style-name="P5">dependencies, and structure.</text:p>
      <text:p text:style-name="P31">I agree that this makes sense -- just a question of how labor- and time-intensive a task it is. <text:s/>I want to be sure that the stable 2.0 release comes out sometime in 2013 -- at a certain point, we need to stop trying to perfect everything and get the software out there so that the user base grows and we can get more developers actively looking at it. <text:s/>I certainly don't object to doing it now if it can get done reasonably quickly and easily, but if it gets messy, perhaps it gets slated for 2.1.</text:p>
      <text:p text:style-name="P41"/>
      <text:p text:style-name="P2">a. Don't use the top-level namespace as module name</text:p>
      <text:p text:style-name="P3"/>
      <text:p text:style-name="P2">VuFind -&gt; core</text:p>
      <text:p text:style-name="P2">VuFindConsole -&gt; console</text:p>
      <text:p text:style-name="P2">VuFindTemplate -&gt; template</text:p>
      <text:p text:style-name="P5">VuFindSearch -&gt; search</text:p>
      <text:p text:style-name="P31">I'm not sure I see the advantage to dropping VuFind from the module name -- it eliminates <text:soft-page-break/>some redundancy but increases the chance of name collisions and breaks from convention. <text:s/>ZF2 modules require the module name to correspond with the top-level namespace, and PSR-0 requires a vendor name in the top-level namespace, so I think we're stuck with "VuFind" in the name unless we choose to break with convention -- and I would rather not do that.</text:p>
      <text:p text:style-name="P41"/>
      <text:p text:style-name="P2">b. Factor out search backends</text:p>
      <text:p text:style-name="P3"/>
      <text:p text:style-name="P2">search-solr</text:p>
      <text:p text:style-name="P2">search-worldcat</text:p>
      <text:p text:style-name="P5">search-summon</text:p>
      <text:p text:style-name="P31">Yes, it definitely makes sense to move search code into modules; among other benefits, this would allow us to break some of the huge existing route configuration into more manageable pieces.</text:p>
      <text:p text:style-name="P41"/>
      <text:p text:style-name="P2">c. Factor out ILS drivers</text:p>
      <text:p text:style-name="P3"/>
      <text:p text:style-name="P2">ils-pica</text:p>
      <text:p text:style-name="P5">ils-aleph</text:p>
      <text:p text:style-name="P31">I see less benefit to factoring the ILS drivers to separate modules, mainly because they don't have a lot of parts -- pretty much just one class per ILS, and no configuration beyond the ils_driver_plugin_manager settings. <text:s/>I think this might create more overhead than it's worth bothering with... but if you see a compelling reason, please elaborate.</text:p>
      <text:p text:style-name="P41"/>
      <text:p text:style-name="P2">e. Ship a contrib/ directory</text:p>
      <text:p text:style-name="P3"/>
      <text:p text:style-name="P2">Contains user-contributed packages or drivers that don't work out of the box</text:p>
      <text:p text:style-name="P5">but/and require some hacking in order to get working.</text:p>
      <text:p text:style-name="P31">I'm not sure if this is strictly necessary -- we could also just put everything in the modules directory and leave it to the user to configure or copy the modules they need... <text:s/>or we could have an online repository of "do-it-yourself" modules that aren't automatically bundled with the distribution in the case of things that simply can't work out of the box with simple configuration. <text:s/>But that's a minor point in any case.</text:p>
      <text:p text:style-name="P41"/>
      <text:p text:style-name="P2">Having modules makes things a little bit more complicated: We would need to</text:p>
      <text:p text:style-name="P2">track different module version for integration tests. This doesn't seem much</text:p>
      <text:p text:style-name="P2">effort once one got used to it. Increment a version counter after</text:p>
      <text:p text:style-name="P5">patches/hotfixes/improvements.</text:p>
      <text:p text:style-name="P31">For simplicity, we might even be able to get away with synchronizing module version numbers with VuFind release version numbers -- i.e. all modules are versioned to match the release they were bundled with... but some modules might be compatible with earlier releases, allowing some degree of piecemeal upgrading. <text:s/>(I realize that this is a seriously flawed suggestion -- but it might serve to reduce unnecessary bookkeeping until a compelling need to track things at a more granular level is determined).</text:p>
      <text:p text:style-name="P41"/>
      <text:p text:style-name="P2">One organizational benefit: We can track the state (coverage, bugs,</text:p>
      <text:p text:style-name="P2">etc.) of a particular component, drop support and move to contrib/ if</text:p>
      <text:p text:style-name="P2">necessary. What bugs me about the ILS drivers is the fact the almost all of</text:p>
      <text:p text:style-name="P2">them require a live ILS to be properly tested. If we can't test them, we can't</text:p>
      <text:p text:style-name="P5">maintain them.</text:p>
      <text:p text:style-name="P31"><text:soft-page-break/>Yes, I agree that this is a major flaw in the ILS drivers. <text:s/>I think it can be overcome, though -- if the drivers are made a bit more flexible so that mock HTTP/database connections can be injected, it should be possible to test them more thoroughly. <text:s/>We just need to find development partners willing to supply test responses so that proper test suites can be built up. <text:s/>I am hoping that after 2.0 is released, we may be able to persuade some developers to help us improve test coverage as a means of becoming more familiar with the code (though I realize this may just be wishful thinking).</text:p>
      <text:p text:style-name="P31"/>
      <text:p text:style-name="P40">- Demian</text:p>
      <text:p text:style-name="P18"><text:span text:style-name="T4"><text:line-break/></text:span><text:span text:style-name="T5">David Maus, 25.9.</text:span><text:span text:style-name="T4"><text:line-break/></text:span></text:p>
      <text:p text:style-name="P37">At Tue, 25 Sep 2012 17:26:14 +0000,</text:p>
      <text:p text:style-name="P41">Demian Katz wrote:</text:p>
      <text:p text:style-name="P6"/>
      <text:p text:style-name="P43">a. Don't use the top-level namespace as module name</text:p>
      <text:p text:style-name="P44"/>
      <text:p text:style-name="P43">VuFind -&gt; core</text:p>
      <text:p text:style-name="P43">VuFindConsole -&gt; console</text:p>
      <text:p text:style-name="P43">VuFindTemplate -&gt; template</text:p>
      <text:p text:style-name="P42">VuFindSearch -&gt; search</text:p>
      <text:p text:style-name="P2">ZF2 modules require the module name to correspond with the top-level</text:p>
      <text:p text:style-name="P5">namespace...</text:p>
      <text:p text:style-name="P31">Erm... Why do you think that ZF2 modules require the module name to</text:p>
      <text:p text:style-name="P31">correspond with the top-level namespace? Can't find anything about</text:p>
      <text:p text:style-name="P31">this in the code.</text:p>
      <text:p text:style-name="P31"/>
      <text:p text:style-name="P31">Best,</text:p>
      <text:p text:style-name="P40"><text:s text:c="2"/>-- David</text:p>
      <text:p text:style-name="P17"/>
      <text:p text:style-name="P19">Demian Katz, 25.9.2012</text:p>
      <text:p text:style-name="P19"/>
      <text:p text:style-name="P29">ZF2 modules require the module name to correspond with the top-level</text:p>
      <text:p text:style-name="P42">namespace...</text:p>
      <text:p text:style-name="P2">Erm... Why do you think that ZF2 modules require the module name to correspond</text:p>
      <text:p text:style-name="P5">with the top-level namespace? Can't find anything about this in the code.</text:p>
      <text:p text:style-name="P31">See the second note here:</text:p>
      <text:p text:style-name="P31"/>
      <text:p text:style-name="Preformatted_20_Text"><text:a xlink:type="simple" xlink:href="http://framework.zend.com/manual/2.0/en/modules/zend.module-manager.intro.html"><text:span text:style-name="T9">http://framework.zend.com/manual/2.0/en/modules/zend.module-manager.intro.html</text:span></text:a></text:p>
      <text:p text:style-name="P31"/>
      <text:p text:style-name="P31">("The name of a module in a typical Zend Framework 2 application is simply a PHP namespace and must follow all of the same rules for naming.").</text:p>
      <text:p text:style-name="P31"/>
      <text:p text:style-name="P31">There is a one-to-one correspondence between module name and the namespace containing the module. <text:s/>It is true that a module doesn't have to be a top-level namespace -- you can name a module "VuFind\Core" rather than "VuFindCore" -- but because of the autoloading issues you mentioned (and in the interest of keeping directory structure sane) it is most practical if every module corresponds with a top-level namespace.</text:p>
      <text:p text:style-name="P31"/>
      <text:p text:style-name="P40">- Demian</text:p>
      <text:p text:style-name="P20"><text:soft-page-break/>David Katz, 23.9</text:p>
      <text:p text:style-name="P20"/>
      <text:p text:style-name="P38">I created</text:p>
      <text:p text:style-name="P31"/>
      <text:p text:style-name="P31">VUFIND-674: Redesign of VF2 application structure</text:p>
      <text:p text:style-name="P31"/>
      <text:p text:style-name="P31">and attached some pictures w/ sketches on the new SOLR Connector and a</text:p>
      <text:p text:style-name="P31">more general view on the VF2 application. The diagrams were created</text:p>
      <text:p text:style-name="Preformatted_20_Text"><text:span text:style-name="T9">with PlantUML </text:span><text:a xlink:type="simple" xlink:href="http://plantuml.sf.net/"><text:span text:style-name="T9">&lt;http://plantuml.sf.net&gt;</text:span></text:a><text:span text:style-name="T9">, a handy Java-based application</text:span></text:p>
      <text:p text:style-name="P31">for UML diagrams.</text:p>
      <text:p text:style-name="P31"/>
      <text:p text:style-name="P31">This ticket covers the VuFind 2.0 Roadmap, Software Development</text:p>
      <text:p text:style-name="P31">Roadmap, points 1 and 2.</text:p>
      <text:p text:style-name="P31"/>
      <text:p text:style-name="P31">Why not put the entire roadmap into JIRA?</text:p>
      <text:p text:style-name="P31"/>
      <text:p text:style-name="P31">Best,</text:p>
      <text:p text:style-name="P41"><text:s text:c="2"/>-- David</text:p>
      <text:p text:style-name="P21"><text:span text:style-name="T6">*********************************************<text:line-break/><text:line-break/><text:line-break/></text:span><text:span text:style-name="T7">Davisd Maus, 23.9.2012</text:span></text:p>
      <text:p text:style-name="P22"/>
      <text:p text:style-name="P39">And just in case someone wants to play with the files:</text:p>
      <text:p text:style-name="P31"/>
      <text:p text:style-name="Preformatted_20_Text"><text:a xlink:type="simple" xlink:href="https://gist.github.com/3772321"><text:span text:style-name="T9">https://gist.github.com/3772321</text:span></text:a></text:p>
      <text:p text:style-name="P31"/>
      <text:p text:style-name="P31">Best,</text:p>
      <text:p text:style-name="P41"><text:s text:c="2"/>-- David</text:p>
      <text:p text:style-name="P21"><text:span text:style-name="T7"><text:line-break/><text:line-break/></text:span><text:span text:style-name="T8">*************************************</text:span></text:p>
      <text:p text:style-name="P23"/>
      <text:p text:style-name="P23">Demian Katz, 24.9.<text:line-break/><text:line-break/></text:p>
      <text:p text:style-name="P30">VUFIND-674: Redesign of VF2 application structure</text:p>
      <text:p text:style-name="P3"/>
      <text:p text:style-name="P2">and attached some pictures w/ sketches on the new SOLR Connector and a more</text:p>
      <text:p text:style-name="P2">general view on the VF2 application. The diagrams were created with PlantUML</text:p>
      <text:p text:style-name="P4"><text:a xlink:type="simple" xlink:href="http://plantuml.sf.net/"><text:span text:style-name="T9">&lt;http://plantuml.sf.net&gt;</text:span></text:a><text:span text:style-name="T3">, a handy Java-based application for UML diagrams.</text:span></text:p>
      <text:p text:style-name="P31">Thank you!</text:p>
      <text:p text:style-name="P41"/>
      <text:p text:style-name="P2">This ticket covers the VuFind 2.0 Roadmap, Software Development Roadmap,</text:p>
      <text:p text:style-name="P2">points 1 and 2.</text:p>
      <text:p text:style-name="P3"/>
      <text:p text:style-name="P5">Why not put the entire roadmap into JIRA?</text:p>
      <text:p text:style-name="P31">I think it makes sense to get the roadmap into JIRA, though I would recommend waiting until after next month's Summit.</text:p>
      <text:p text:style-name="P31"/>
      <text:p text:style-name="P31">One of the tasks on the agenda for the Summit is to review the 2010 roadmap, cross of items which are completed, and figure out the next roadmap forward. <text:s/>Rather than wasting time transcribing the 2010 map, which has many completed items and also a handful of unlikely-to-be-completed items (like using VuFind for desktop indexing, as a random example), it is probably best to wait until we have a revised version. <text:s/>At that point, getting the tasks <text:soft-page-break/>into JIRA should be helpful in making sure that they actually get done.</text:p>
      <text:p text:style-name="P31"/>
      <text:p text:style-name="P31">And speaking of the roadmap review session, this will be live-streamed (currently scheduled for 10:45 a.m. EDT on October 15), so even if you are unable to attend the Summit in person, perhaps you can carve out some time in your schedule to attend virtually. <text:s/>I'm sure that your input would be valuable.</text:p>
      <text:p text:style-name="P31"/>
      <text:p text:style-name="P31">- Demian</text:p>
      <text:p text:style-name="P4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Devanagari2" style:font-size-complex="10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file-name text:display="name-and-extension">params.results.options.records.collections.odt</text:file-n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issbib </meta:initial-creator>
    <meta:creation-date>2013-02-20T14:30:33</meta:creation-date>
    <meta:generator>LibreOffice/3.6$Linux_X86_64 LibreOffice_project/58f22d5-270d05a-e2abed1-ea17a85-9b5702</meta:generator>
    <dc:date>2013-02-20T16:41:01</dc:date>
    <dc:creator>swissbib </dc:creator>
    <meta:editing-duration>PT1H29M</meta:editing-duration>
    <meta:editing-cycles>22</meta:editing-cycles>
    <meta:printed-by>swissbib </meta:printed-by>
    <meta:print-date>2013-02-20T16:40:59</meta:print-date>
    <meta:document-statistic meta:table-count="0" meta:image-count="0" meta:object-count="0" meta:page-count="18" meta:paragraph-count="562" meta:word-count="7216" meta:character-count="43914" meta:non-whitespace-character-count="37115"/>
  </office:meta>
</office:document-meta>
</file>